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SIN ESFUERZO</text:p>
          </table:table-cell>
          <table:table-cell table:number-columns-repeated="3"/>
          <table:table-cell office:value-type="string" calcext:value-type="string">
            <text:p>EL AGM ES EL GRAFO</text:p>
          </table:table-cell>
          <table:table-cell table:number-columns-repeated="3"/>
          <table:table-cell office:value-type="string" calcext:value-type="string">
            <text:p>GRAFO CON CICLOS Y PAREDES A ROM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93616" calcext:value-type="float">
            <text:p>93616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41661" calcext:value-type="float">
            <text:p>41661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95085" calcext:value-type="float">
            <text:p>95085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68128" calcext:value-type="float">
            <text:p>68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107829" calcext:value-type="float">
            <text:p>107829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58816" calcext:value-type="float">
            <text:p>58816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95085" calcext:value-type="float">
            <text:p>95085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68128" calcext:value-type="float">
            <text:p>68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113221" calcext:value-type="float">
            <text:p>113221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80872" calcext:value-type="float">
            <text:p>80872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96556" calcext:value-type="float">
            <text:p>96556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96066" calcext:value-type="float">
            <text:p>960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125964" calcext:value-type="float">
            <text:p>125964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84303" calcext:value-type="float">
            <text:p>84303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96556" calcext:value-type="float">
            <text:p>96556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96066" calcext:value-type="float">
            <text:p>960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51451" calcext:value-type="float">
            <text:p>151451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97046" calcext:value-type="float">
            <text:p>97046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29885" calcext:value-type="float">
            <text:p>129885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95562" calcext:value-type="float">
            <text:p>1955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63704" calcext:value-type="float">
            <text:p>163704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29885" calcext:value-type="float">
            <text:p>129885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95562" calcext:value-type="float">
            <text:p>1955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222030" calcext:value-type="float">
            <text:p>222030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193112" calcext:value-type="float">
            <text:p>193112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175468" calcext:value-type="float">
            <text:p>175468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207326" calcext:value-type="float">
            <text:p>2073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49477" calcext:value-type="float">
            <text:p>249477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24970" calcext:value-type="float">
            <text:p>224970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175468" calcext:value-type="float">
            <text:p>175468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07326" calcext:value-type="float">
            <text:p>2073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267122" calcext:value-type="float">
            <text:p>267122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280356" calcext:value-type="float">
            <text:p>280356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303392" calcext:value-type="float">
            <text:p>303392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275455" calcext:value-type="float">
            <text:p>275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02411" calcext:value-type="float">
            <text:p>302411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03392" calcext:value-type="float">
            <text:p>303392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275455" calcext:value-type="float">
            <text:p>275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25448" calcext:value-type="float">
            <text:p>325448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45053" calcext:value-type="float">
            <text:p>345053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24958" calcext:value-type="float">
            <text:p>324958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55346" calcext:value-type="float">
            <text:p>355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53876" calcext:value-type="float">
            <text:p>353876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77402" calcext:value-type="float">
            <text:p>377402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24958" calcext:value-type="float">
            <text:p>324958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55346" calcext:value-type="float">
            <text:p>355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399948" calcext:value-type="float">
            <text:p>399948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485231" calcext:value-type="float">
            <text:p>485231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369559" calcext:value-type="float">
            <text:p>369559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450922" calcext:value-type="float">
            <text:p>4509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447491" calcext:value-type="float">
            <text:p>447491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572474" calcext:value-type="float">
            <text:p>572474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369559" calcext:value-type="float">
            <text:p>369559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450922" calcext:value-type="float">
            <text:p>4509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500425" calcext:value-type="float">
            <text:p>500425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752843" calcext:value-type="float">
            <text:p>752843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423965" calcext:value-type="float">
            <text:p>423965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549929" calcext:value-type="float">
            <text:p>5499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545518" calcext:value-type="float">
            <text:p>545518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815090" calcext:value-type="float">
            <text:p>815090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423965" calcext:value-type="float">
            <text:p>423965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549929" calcext:value-type="float">
            <text:p>5499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681775" calcext:value-type="float">
            <text:p>681775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887140" calcext:value-type="float">
            <text:p>887140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539146" calcext:value-type="float">
            <text:p>539146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567573" calcext:value-type="float">
            <text:p>5675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684714" calcext:value-type="float">
            <text:p>684714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964090" calcext:value-type="float">
            <text:p>964090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539146" calcext:value-type="float">
            <text:p>539146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567573" calcext:value-type="float">
            <text:p>5675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729317" calcext:value-type="float">
            <text:p>729317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1019476" calcext:value-type="float">
            <text:p>1019476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658738" calcext:value-type="float">
            <text:p>658738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685205" calcext:value-type="float">
            <text:p>6852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803327" calcext:value-type="float">
            <text:p>803327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1038591" calcext:value-type="float">
            <text:p>1038591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658738" calcext:value-type="float">
            <text:p>658738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685205" calcext:value-type="float">
            <text:p>6852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1101327" calcext:value-type="float">
            <text:p>1101327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1092995" calcext:value-type="float">
            <text:p>1092995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726376" calcext:value-type="float">
            <text:p>726376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687165" calcext:value-type="float">
            <text:p>6871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199354" calcext:value-type="float">
            <text:p>1199354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126815" calcext:value-type="float">
            <text:p>1126815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726376" calcext:value-type="float">
            <text:p>726376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687165" calcext:value-type="float">
            <text:p>6871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1246897" calcext:value-type="float">
            <text:p>1246897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1447361" calcext:value-type="float">
            <text:p>1447361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775389" calcext:value-type="float">
            <text:p>775389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696968" calcext:value-type="float">
            <text:p>6969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283166" calcext:value-type="float">
            <text:p>1283166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557641" calcext:value-type="float">
            <text:p>1557641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775389" calcext:value-type="float">
            <text:p>775389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696968" calcext:value-type="float">
            <text:p>6969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335611" calcext:value-type="float">
            <text:p>1335611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639003" calcext:value-type="float">
            <text:p>1639003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916548" calcext:value-type="float">
            <text:p>916548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773919" calcext:value-type="float">
            <text:p>7739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472847" calcext:value-type="float">
            <text:p>1472847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733108" calcext:value-type="float">
            <text:p>1733108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916548" calcext:value-type="float">
            <text:p>916548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773919" calcext:value-type="float">
            <text:p>7739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553230" calcext:value-type="float">
            <text:p>1553230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876717" calcext:value-type="float">
            <text:p>1876717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043492" calcext:value-type="float">
            <text:p>1043492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825383" calcext:value-type="float">
            <text:p>8253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705661" calcext:value-type="float">
            <text:p>1705661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976214" calcext:value-type="float">
            <text:p>1976214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043492" calcext:value-type="float">
            <text:p>1043492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825383" calcext:value-type="float">
            <text:p>8253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721345" calcext:value-type="float">
            <text:p>1721345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2155112" calcext:value-type="float">
            <text:p>2155112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070449" calcext:value-type="float">
            <text:p>1070449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086133" calcext:value-type="float">
            <text:p>10861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014444" calcext:value-type="float">
            <text:p>2014444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366850" calcext:value-type="float">
            <text:p>2366850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1070449" calcext:value-type="float">
            <text:p>1070449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1086133" calcext:value-type="float">
            <text:p>10861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169326" calcext:value-type="float">
            <text:p>2169326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584468" calcext:value-type="float">
            <text:p>2584468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1131226" calcext:value-type="float">
            <text:p>1131226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1142009" calcext:value-type="float">
            <text:p>114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262941" calcext:value-type="float">
            <text:p>2262941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789833" calcext:value-type="float">
            <text:p>2789833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1131226" calcext:value-type="float">
            <text:p>1131226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1142009" calcext:value-type="float">
            <text:p>114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2292349" calcext:value-type="float">
            <text:p>2292349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2848159" calcext:value-type="float">
            <text:p>2848159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1170436" calcext:value-type="float">
            <text:p>1170436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1318456" calcext:value-type="float">
            <text:p>13184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2416843" calcext:value-type="float">
            <text:p>2416843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2990297" calcext:value-type="float">
            <text:p>2990297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1170436" calcext:value-type="float">
            <text:p>1170436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1318456" calcext:value-type="float">
            <text:p>13184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2647205" calcext:value-type="float">
            <text:p>2647205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3171156" calcext:value-type="float">
            <text:p>3171156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1191022" calcext:value-type="float">
            <text:p>1191022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1658608" calcext:value-type="float">
            <text:p>1658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2682004" calcext:value-type="float">
            <text:p>2682004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3195173" calcext:value-type="float">
            <text:p>3195173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1191022" calcext:value-type="float">
            <text:p>1191022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1658608" calcext:value-type="float">
            <text:p>1658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2862373" calcext:value-type="float">
            <text:p>2862373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3274574" calcext:value-type="float">
            <text:p>3274574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1345904" calcext:value-type="float">
            <text:p>1345904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1711052" calcext:value-type="float">
            <text:p>17110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2987357" calcext:value-type="float">
            <text:p>2987357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3469157" calcext:value-type="float">
            <text:p>3469157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1345904" calcext:value-type="float">
            <text:p>1345904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1711052" calcext:value-type="float">
            <text:p>17110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3094696" calcext:value-type="float">
            <text:p>3094696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3522091" calcext:value-type="float">
            <text:p>3522091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1499315" calcext:value-type="float">
            <text:p>1499315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1898282" calcext:value-type="float">
            <text:p>18982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3138808" calcext:value-type="float">
            <text:p>3138808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3757845" calcext:value-type="float">
            <text:p>3757845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1499315" calcext:value-type="float">
            <text:p>1499315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1898282" calcext:value-type="float">
            <text:p>18982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3279476" calcext:value-type="float">
            <text:p>3279476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3847539" calcext:value-type="float">
            <text:p>3847539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1568914" calcext:value-type="float">
            <text:p>1568914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2286957" calcext:value-type="float">
            <text:p>22869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3502976" calcext:value-type="float">
            <text:p>3502976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3982815" calcext:value-type="float">
            <text:p>3982815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1568914" calcext:value-type="float">
            <text:p>1568914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2286957" calcext:value-type="float">
            <text:p>228695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3769118" calcext:value-type="float">
            <text:p>3769118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4272974" calcext:value-type="float">
            <text:p>4272974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1825253" calcext:value-type="float">
            <text:p>1825253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2675633" calcext:value-type="float">
            <text:p>26756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4111231" calcext:value-type="float">
            <text:p>4111231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5225301" calcext:value-type="float">
            <text:p>5225301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1825253" calcext:value-type="float">
            <text:p>1825253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2675633" calcext:value-type="float">
            <text:p>26756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4989058" calcext:value-type="float">
            <text:p>4989058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5887960" calcext:value-type="float">
            <text:p>5887960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2860412" calcext:value-type="float">
            <text:p>2860412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3313295" calcext:value-type="float">
            <text:p>3313295</text:p>
          </table:table-cell>
          <table:table-cell/>
        </table:table-row>
        <table:table-row table:style-name="ro1">
          <table:table-cell table:number-columns-repeated="11"/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EJOR CASO SOBRE COMPLEJIDAD</text:p>
          </table:table-cell>
          <table:table-cell table:number-columns-repeated="5"/>
          <table:table-cell office:value-type="string" calcext:value-type="string">
            <text:p>PEOR CASO SOBRE COMPLEJID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LEJIDA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148510" calcext:value-type="float">
            <text:p>148510</text:p>
          </table:table-cell>
          <table:table-cell table:number-columns-repeated="5"/>
          <table:table-cell office:value-type="float" office:value="95085" calcext:value-type="float">
            <text:p>95085</text:p>
          </table:table-cell>
          <table:table-cell/>
          <table:table-cell table:formula="of:=[.J58]/[.D58]" office:value-type="float" office:value="0.640259915157228" calcext:value-type="float">
            <text:p>0,6402599152</text:p>
          </table:table-cell>
          <table:table-cell table:number-columns-repeated="3"/>
          <table:table-cell office:value-type="float" office:value="41661" calcext:value-type="float">
            <text:p>41661</text:p>
          </table:table-cell>
          <table:table-cell table:formula="of:=[.P58]/[.D58]" office:value-type="float" office:value="0.280526563867753" calcext:value-type="float">
            <text:p>0,2805265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185760" calcext:value-type="float">
            <text:p>185760</text:p>
          </table:table-cell>
          <table:table-cell table:number-columns-repeated="5"/>
          <table:table-cell office:value-type="float" office:value="95085" calcext:value-type="float">
            <text:p>95085</text:p>
          </table:table-cell>
          <table:table-cell/>
          <table:table-cell table:formula="of:=[.J59]/[.D59]" office:value-type="float" office:value="0.51187015503876" calcext:value-type="float">
            <text:p>0,511870155</text:p>
          </table:table-cell>
          <table:table-cell table:number-columns-repeated="3"/>
          <table:table-cell office:value-type="float" office:value="58816" calcext:value-type="float">
            <text:p>58816</text:p>
          </table:table-cell>
          <table:table-cell table:formula="of:=[.P59]/[.D59]" office:value-type="float" office:value="0.316623600344531" calcext:value-type="float">
            <text:p>0,31662360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228402" calcext:value-type="float">
            <text:p>228402</text:p>
          </table:table-cell>
          <table:table-cell table:number-columns-repeated="5"/>
          <table:table-cell office:value-type="float" office:value="96556" calcext:value-type="float">
            <text:p>96556</text:p>
          </table:table-cell>
          <table:table-cell/>
          <table:table-cell table:formula="of:=[.J60]/[.D60]" office:value-type="float" office:value="0.422745860368998" calcext:value-type="float">
            <text:p>0,4227458604</text:p>
          </table:table-cell>
          <table:table-cell table:number-columns-repeated="3"/>
          <table:table-cell office:value-type="float" office:value="80872" calcext:value-type="float">
            <text:p>80872</text:p>
          </table:table-cell>
          <table:table-cell table:formula="of:=[.P60]/[.D60]" office:value-type="float" office:value="0.354077459917164" calcext:value-type="float">
            <text:p>0,3540774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325938" calcext:value-type="float">
            <text:p>325938</text:p>
          </table:table-cell>
          <table:table-cell table:number-columns-repeated="5"/>
          <table:table-cell office:value-type="float" office:value="96556" calcext:value-type="float">
            <text:p>96556</text:p>
          </table:table-cell>
          <table:table-cell/>
          <table:table-cell table:formula="of:=[.J61]/[.D61]" office:value-type="float" office:value="0.296240389276488" calcext:value-type="float">
            <text:p>0,2962403893</text:p>
          </table:table-cell>
          <table:table-cell table:number-columns-repeated="3"/>
          <table:table-cell office:value-type="float" office:value="84303" calcext:value-type="float">
            <text:p>84303</text:p>
          </table:table-cell>
          <table:table-cell table:formula="of:=[.P61]/[.D61]" office:value-type="float" office:value="0.25864735010953" calcext:value-type="float">
            <text:p>0,2586473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328389" calcext:value-type="float">
            <text:p>328389</text:p>
          </table:table-cell>
          <table:table-cell table:number-columns-repeated="5"/>
          <table:table-cell office:value-type="float" office:value="129885" calcext:value-type="float">
            <text:p>129885</text:p>
          </table:table-cell>
          <table:table-cell/>
          <table:table-cell table:formula="of:=[.J62]/[.D62]" office:value-type="float" office:value="0.395521774480875" calcext:value-type="float">
            <text:p>0,3955217745</text:p>
          </table:table-cell>
          <table:table-cell table:number-columns-repeated="3"/>
          <table:table-cell office:value-type="float" office:value="97046" calcext:value-type="float">
            <text:p>97046</text:p>
          </table:table-cell>
          <table:table-cell table:formula="of:=[.P62]/[.D62]" office:value-type="float" office:value="0.295521469963976" calcext:value-type="float">
            <text:p>0,29552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472978" calcext:value-type="float">
            <text:p>472978</text:p>
          </table:table-cell>
          <table:table-cell table:number-columns-repeated="5"/>
          <table:table-cell office:value-type="float" office:value="129885" calcext:value-type="float">
            <text:p>129885</text:p>
          </table:table-cell>
          <table:table-cell/>
          <table:table-cell table:formula="of:=[.J63]/[.D63]" office:value-type="float" office:value="0.274611081276508" calcext:value-type="float">
            <text:p>0,2746110813</text:p>
          </table:table-cell>
          <table:table-cell table:number-columns-repeated="3"/>
          <table:table-cell office:value-type="float" office:value="173997" calcext:value-type="float">
            <text:p>173997</text:p>
          </table:table-cell>
          <table:table-cell table:formula="of:=[.P63]/[.D63]" office:value-type="float" office:value="0.367875461437953" calcext:value-type="float">
            <text:p>0,3678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550909" calcext:value-type="float">
            <text:p>550909</text:p>
          </table:table-cell>
          <table:table-cell table:number-columns-repeated="5"/>
          <table:table-cell office:value-type="float" office:value="175468" calcext:value-type="float">
            <text:p>175468</text:p>
          </table:table-cell>
          <table:table-cell/>
          <table:table-cell table:formula="of:=[.J64]/[.D64]" office:value-type="float" office:value="0.318506323185862" calcext:value-type="float">
            <text:p>0,3185063232</text:p>
          </table:table-cell>
          <table:table-cell table:number-columns-repeated="3"/>
          <table:table-cell office:value-type="float" office:value="193112" calcext:value-type="float">
            <text:p>193112</text:p>
          </table:table-cell>
          <table:table-cell table:formula="of:=[.P64]/[.D64]" office:value-type="float" office:value="0.350533391177127" calcext:value-type="float">
            <text:p>0,3505333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635211" calcext:value-type="float">
            <text:p>635211</text:p>
          </table:table-cell>
          <table:table-cell table:number-columns-repeated="5"/>
          <table:table-cell office:value-type="float" office:value="175468" calcext:value-type="float">
            <text:p>175468</text:p>
          </table:table-cell>
          <table:table-cell/>
          <table:table-cell table:formula="of:=[.J65]/[.D65]" office:value-type="float" office:value="0.276235770476267" calcext:value-type="float">
            <text:p>0,2762357705</text:p>
          </table:table-cell>
          <table:table-cell table:number-columns-repeated="3"/>
          <table:table-cell office:value-type="float" office:value="224970" calcext:value-type="float">
            <text:p>224970</text:p>
          </table:table-cell>
          <table:table-cell table:formula="of:=[.P65]/[.D65]" office:value-type="float" office:value="0.354165781134143" calcext:value-type="float">
            <text:p>0,35416578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682265" calcext:value-type="float">
            <text:p>682265</text:p>
          </table:table-cell>
          <table:table-cell table:number-columns-repeated="5"/>
          <table:table-cell office:value-type="float" office:value="303392" calcext:value-type="float">
            <text:p>303392</text:p>
          </table:table-cell>
          <table:table-cell/>
          <table:table-cell table:formula="of:=[.J66]/[.D66]" office:value-type="float" office:value="0.444683517401596" calcext:value-type="float">
            <text:p>0,4446835174</text:p>
          </table:table-cell>
          <table:table-cell table:number-columns-repeated="3"/>
          <table:table-cell office:value-type="float" office:value="280356" calcext:value-type="float">
            <text:p>280356</text:p>
          </table:table-cell>
          <table:table-cell table:formula="of:=[.P66]/[.D66]" office:value-type="float" office:value="0.41091951074729" calcext:value-type="float">
            <text:p>0,4109195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725886" calcext:value-type="float">
            <text:p>725886</text:p>
          </table:table-cell>
          <table:table-cell table:number-columns-repeated="5"/>
          <table:table-cell office:value-type="float" office:value="303392" calcext:value-type="float">
            <text:p>303392</text:p>
          </table:table-cell>
          <table:table-cell/>
          <table:table-cell table:formula="of:=[.J67]/[.D67]" office:value-type="float" office:value="0.41796094703576" calcext:value-type="float">
            <text:p>0,417960947</text:p>
          </table:table-cell>
          <table:table-cell table:number-columns-repeated="3"/>
          <table:table-cell office:value-type="float" office:value="325938" calcext:value-type="float">
            <text:p>325938</text:p>
          </table:table-cell>
          <table:table-cell table:formula="of:=[.P67]/[.D67]" office:value-type="float" office:value="0.449020920640431" calcext:value-type="float">
            <text:p>0,4490209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822442" calcext:value-type="float">
            <text:p>822442</text:p>
          </table:table-cell>
          <table:table-cell table:number-columns-repeated="5"/>
          <table:table-cell office:value-type="float" office:value="324958" calcext:value-type="float">
            <text:p>324958</text:p>
          </table:table-cell>
          <table:table-cell/>
          <table:table-cell table:formula="of:=[.J68]/[.D68]" office:value-type="float" office:value="0.395113576398092" calcext:value-type="float">
            <text:p>0,3951135764</text:p>
          </table:table-cell>
          <table:table-cell table:number-columns-repeated="3"/>
          <table:table-cell office:value-type="float" office:value="345053" calcext:value-type="float">
            <text:p>345053</text:p>
          </table:table-cell>
          <table:table-cell table:formula="of:=[.P68]/[.D68]" office:value-type="float" office:value="0.419546910298842" calcext:value-type="float">
            <text:p>0,4195469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823422" calcext:value-type="float">
            <text:p>823422</text:p>
          </table:table-cell>
          <table:table-cell table:number-columns-repeated="5"/>
          <table:table-cell office:value-type="float" office:value="324958" calcext:value-type="float">
            <text:p>324958</text:p>
          </table:table-cell>
          <table:table-cell/>
          <table:table-cell table:formula="of:=[.J69]/[.D69]" office:value-type="float" office:value="0.394643329908601" calcext:value-type="float">
            <text:p>0,3946433299</text:p>
          </table:table-cell>
          <table:table-cell table:number-columns-repeated="3"/>
          <table:table-cell office:value-type="float" office:value="377402" calcext:value-type="float">
            <text:p>377402</text:p>
          </table:table-cell>
          <table:table-cell table:formula="of:=[.P69]/[.D69]" office:value-type="float" office:value="0.458333636944361" calcext:value-type="float">
            <text:p>0,4583336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900373" calcext:value-type="float">
            <text:p>900373</text:p>
          </table:table-cell>
          <table:table-cell table:number-columns-repeated="5"/>
          <table:table-cell office:value-type="float" office:value="369559" calcext:value-type="float">
            <text:p>369559</text:p>
          </table:table-cell>
          <table:table-cell/>
          <table:table-cell table:formula="of:=[.J70]/[.D70]" office:value-type="float" office:value="0.410451001973626" calcext:value-type="float">
            <text:p>0,410451002</text:p>
          </table:table-cell>
          <table:table-cell table:number-columns-repeated="3"/>
          <table:table-cell office:value-type="float" office:value="485231" calcext:value-type="float">
            <text:p>485231</text:p>
          </table:table-cell>
          <table:table-cell table:formula="of:=[.P70]/[.D70]" office:value-type="float" office:value="0.538922202242848" calcext:value-type="float">
            <text:p>0,538922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968012" calcext:value-type="float">
            <text:p>968012</text:p>
          </table:table-cell>
          <table:table-cell table:number-columns-repeated="5"/>
          <table:table-cell office:value-type="float" office:value="369559" calcext:value-type="float">
            <text:p>369559</text:p>
          </table:table-cell>
          <table:table-cell/>
          <table:table-cell table:formula="of:=[.J71]/[.D71]" office:value-type="float" office:value="0.381771093746772" calcext:value-type="float">
            <text:p>0,3817710937</text:p>
          </table:table-cell>
          <table:table-cell table:number-columns-repeated="3"/>
          <table:table-cell office:value-type="float" office:value="572474" calcext:value-type="float">
            <text:p>572474</text:p>
          </table:table-cell>
          <table:table-cell table:formula="of:=[.P71]/[.D71]" office:value-type="float" office:value="0.591391429031871" calcext:value-type="float">
            <text:p>0,59139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1066038" calcext:value-type="float">
            <text:p>1066038</text:p>
          </table:table-cell>
          <table:table-cell table:number-columns-repeated="5"/>
          <table:table-cell office:value-type="float" office:value="423965" calcext:value-type="float">
            <text:p>423965</text:p>
          </table:table-cell>
          <table:table-cell/>
          <table:table-cell table:formula="of:=[.J72]/[.D72]" office:value-type="float" office:value="0.397701582870404" calcext:value-type="float">
            <text:p>0,3977015829</text:p>
          </table:table-cell>
          <table:table-cell table:number-columns-repeated="3"/>
          <table:table-cell office:value-type="float" office:value="752843" calcext:value-type="float">
            <text:p>752843</text:p>
          </table:table-cell>
          <table:table-cell table:formula="of:=[.P72]/[.D72]" office:value-type="float" office:value="0.706206532975372" calcext:value-type="float">
            <text:p>0,706206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1074860" calcext:value-type="float">
            <text:p>1074860</text:p>
          </table:table-cell>
          <table:table-cell table:number-columns-repeated="5"/>
          <table:table-cell office:value-type="float" office:value="423965" calcext:value-type="float">
            <text:p>423965</text:p>
          </table:table-cell>
          <table:table-cell/>
          <table:table-cell table:formula="of:=[.J73]/[.D73]" office:value-type="float" office:value="0.394437415105223" calcext:value-type="float">
            <text:p>0,3944374151</text:p>
          </table:table-cell>
          <table:table-cell table:number-columns-repeated="3"/>
          <table:table-cell office:value-type="float" office:value="815090" calcext:value-type="float">
            <text:p>815090</text:p>
          </table:table-cell>
          <table:table-cell table:formula="of:=[.P73]/[.D73]" office:value-type="float" office:value="0.758322014029734" calcext:value-type="float">
            <text:p>0,758322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1093486" calcext:value-type="float">
            <text:p>1093486</text:p>
          </table:table-cell>
          <table:table-cell table:number-columns-repeated="5"/>
          <table:table-cell office:value-type="float" office:value="539146" calcext:value-type="float">
            <text:p>539146</text:p>
          </table:table-cell>
          <table:table-cell/>
          <table:table-cell table:formula="of:=[.J74]/[.D74]" office:value-type="float" office:value="0.493052494499244" calcext:value-type="float">
            <text:p>0,4930524945</text:p>
          </table:table-cell>
          <table:table-cell table:number-columns-repeated="3"/>
          <table:table-cell office:value-type="float" office:value="887140" calcext:value-type="float">
            <text:p>887140</text:p>
          </table:table-cell>
          <table:table-cell table:formula="of:=[.P74]/[.D74]" office:value-type="float" office:value="0.811295252065413" calcext:value-type="float">
            <text:p>0,811295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1151320" calcext:value-type="float">
            <text:p>1151320</text:p>
          </table:table-cell>
          <table:table-cell table:number-columns-repeated="5"/>
          <table:table-cell office:value-type="float" office:value="539146" calcext:value-type="float">
            <text:p>539146</text:p>
          </table:table-cell>
          <table:table-cell/>
          <table:table-cell table:formula="of:=[.J75]/[.D75]" office:value-type="float" office:value="0.468285098843067" calcext:value-type="float">
            <text:p>0,4682850988</text:p>
          </table:table-cell>
          <table:table-cell table:number-columns-repeated="3"/>
          <table:table-cell office:value-type="float" office:value="964090" calcext:value-type="float">
            <text:p>964090</text:p>
          </table:table-cell>
          <table:table-cell table:formula="of:=[.P75]/[.D75]" office:value-type="float" office:value="0.837377966160581" calcext:value-type="float">
            <text:p>0,8373779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1256210" calcext:value-type="float">
            <text:p>1256210</text:p>
          </table:table-cell>
          <table:table-cell table:number-columns-repeated="5"/>
          <table:table-cell office:value-type="float" office:value="658738" calcext:value-type="float">
            <text:p>658738</text:p>
          </table:table-cell>
          <table:table-cell/>
          <table:table-cell table:formula="of:=[.J76]/[.D76]" office:value-type="float" office:value="0.524385254057841" calcext:value-type="float">
            <text:p>0,5243852541</text:p>
          </table:table-cell>
          <table:table-cell table:number-columns-repeated="3"/>
          <table:table-cell office:value-type="float" office:value="1019476" calcext:value-type="float">
            <text:p>1019476</text:p>
          </table:table-cell>
          <table:table-cell table:formula="of:=[.P76]/[.D76]" office:value-type="float" office:value="0.811549024446549" calcext:value-type="float">
            <text:p>0,8115490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1334140" calcext:value-type="float">
            <text:p>1334140</text:p>
          </table:table-cell>
          <table:table-cell table:number-columns-repeated="5"/>
          <table:table-cell office:value-type="float" office:value="658738" calcext:value-type="float">
            <text:p>658738</text:p>
          </table:table-cell>
          <table:table-cell/>
          <table:table-cell table:formula="of:=[.J77]/[.D77]" office:value-type="float" office:value="0.493754778359093" calcext:value-type="float">
            <text:p>0,4937547784</text:p>
          </table:table-cell>
          <table:table-cell table:number-columns-repeated="3"/>
          <table:table-cell office:value-type="float" office:value="1038591" calcext:value-type="float">
            <text:p>1038591</text:p>
          </table:table-cell>
          <table:table-cell table:formula="of:=[.P77]/[.D77]" office:value-type="float" office:value="0.778472274274064" calcext:value-type="float">
            <text:p>0,7784722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1440499" calcext:value-type="float">
            <text:p>1440499</text:p>
          </table:table-cell>
          <table:table-cell table:number-columns-repeated="5"/>
          <table:table-cell office:value-type="float" office:value="726376" calcext:value-type="float">
            <text:p>726376</text:p>
          </table:table-cell>
          <table:table-cell/>
          <table:table-cell table:formula="of:=[.J78]/[.D78]" office:value-type="float" office:value="0.504253040092357" calcext:value-type="float">
            <text:p>0,5042530401</text:p>
          </table:table-cell>
          <table:table-cell table:number-columns-repeated="3"/>
          <table:table-cell office:value-type="float" office:value="1092995" calcext:value-type="float">
            <text:p>1092995</text:p>
          </table:table-cell>
          <table:table-cell table:formula="of:=[.P78]/[.D78]" office:value-type="float" office:value="0.758761373662877" calcext:value-type="float">
            <text:p>0,75876137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833095" calcext:value-type="float">
            <text:p>1833095</text:p>
          </table:table-cell>
          <table:table-cell table:number-columns-repeated="5"/>
          <table:table-cell office:value-type="float" office:value="726376" calcext:value-type="float">
            <text:p>726376</text:p>
          </table:table-cell>
          <table:table-cell/>
          <table:table-cell table:formula="of:=[.J79]/[.D79]" office:value-type="float" office:value="0.396256604267646" calcext:value-type="float">
            <text:p>0,3962566043</text:p>
          </table:table-cell>
          <table:table-cell table:number-columns-repeated="3"/>
          <table:table-cell office:value-type="float" office:value="1126815" calcext:value-type="float">
            <text:p>1126815</text:p>
          </table:table-cell>
          <table:table-cell table:formula="of:=[.P79]/[.D79]" office:value-type="float" office:value="0.614706275452172" calcext:value-type="float">
            <text:p>0,6147062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2055616" calcext:value-type="float">
            <text:p>2055616</text:p>
          </table:table-cell>
          <table:table-cell table:number-columns-repeated="5"/>
          <table:table-cell office:value-type="float" office:value="775389" calcext:value-type="float">
            <text:p>775389</text:p>
          </table:table-cell>
          <table:table-cell/>
          <table:table-cell table:formula="of:=[.J80]/[.D80]" office:value-type="float" office:value="0.377205178399078" calcext:value-type="float">
            <text:p>0,3772051784</text:p>
          </table:table-cell>
          <table:table-cell table:number-columns-repeated="3"/>
          <table:table-cell office:value-type="float" office:value="1447361" calcext:value-type="float">
            <text:p>1447361</text:p>
          </table:table-cell>
          <table:table-cell table:formula="of:=[.P80]/[.D80]" office:value-type="float" office:value="0.704100863196239" calcext:value-type="float">
            <text:p>0,7041008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2162464" calcext:value-type="float">
            <text:p>2162464</text:p>
          </table:table-cell>
          <table:table-cell table:number-columns-repeated="5"/>
          <table:table-cell office:value-type="float" office:value="775389" calcext:value-type="float">
            <text:p>775389</text:p>
          </table:table-cell>
          <table:table-cell/>
          <table:table-cell table:formula="of:=[.J81]/[.D81]" office:value-type="float" office:value="0.358567356497033" calcext:value-type="float">
            <text:p>0,3585673565</text:p>
          </table:table-cell>
          <table:table-cell table:number-columns-repeated="3"/>
          <table:table-cell office:value-type="float" office:value="1557641" calcext:value-type="float">
            <text:p>1557641</text:p>
          </table:table-cell>
          <table:table-cell table:formula="of:=[.P81]/[.D81]" office:value-type="float" office:value="0.720308407446321" calcext:value-type="float">
            <text:p>0,7203084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2264901" calcext:value-type="float">
            <text:p>2264901</text:p>
          </table:table-cell>
          <table:table-cell table:number-columns-repeated="5"/>
          <table:table-cell office:value-type="float" office:value="916548" calcext:value-type="float">
            <text:p>916548</text:p>
          </table:table-cell>
          <table:table-cell/>
          <table:table-cell table:formula="of:=[.J82]/[.D82]" office:value-type="float" office:value="0.404674641408167" calcext:value-type="float">
            <text:p>0,4046746414</text:p>
          </table:table-cell>
          <table:table-cell table:number-columns-repeated="3"/>
          <table:table-cell office:value-type="float" office:value="1639003" calcext:value-type="float">
            <text:p>1639003</text:p>
          </table:table-cell>
          <table:table-cell table:formula="of:=[.P82]/[.D82]" office:value-type="float" office:value="0.723653263431823" calcext:value-type="float">
            <text:p>0,7236532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2303622" calcext:value-type="float">
            <text:p>2303622</text:p>
          </table:table-cell>
          <table:table-cell table:number-columns-repeated="5"/>
          <table:table-cell office:value-type="float" office:value="916548" calcext:value-type="float">
            <text:p>916548</text:p>
          </table:table-cell>
          <table:table-cell/>
          <table:table-cell table:formula="of:=[.J83]/[.D83]" office:value-type="float" office:value="0.397872567634794" calcext:value-type="float">
            <text:p>0,3978725676</text:p>
          </table:table-cell>
          <table:table-cell table:number-columns-repeated="3"/>
          <table:table-cell office:value-type="float" office:value="1733108" calcext:value-type="float">
            <text:p>1733108</text:p>
          </table:table-cell>
          <table:table-cell table:formula="of:=[.P83]/[.D83]" office:value-type="float" office:value="0.752340444743105" calcext:value-type="float">
            <text:p>0,7523404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2448701" calcext:value-type="float">
            <text:p>2448701</text:p>
          </table:table-cell>
          <table:table-cell table:number-columns-repeated="5"/>
          <table:table-cell office:value-type="float" office:value="1043492" calcext:value-type="float">
            <text:p>1043492</text:p>
          </table:table-cell>
          <table:table-cell/>
          <table:table-cell table:formula="of:=[.J84]/[.D84]" office:value-type="float" office:value="0.42614104376157" calcext:value-type="float">
            <text:p>0,4261410438</text:p>
          </table:table-cell>
          <table:table-cell table:number-columns-repeated="3"/>
          <table:table-cell office:value-type="float" office:value="1876717" calcext:value-type="float">
            <text:p>1876717</text:p>
          </table:table-cell>
          <table:table-cell table:formula="of:=[.P84]/[.D84]" office:value-type="float" office:value="0.76641329423233" calcext:value-type="float">
            <text:p>0,76641329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2527613" calcext:value-type="float">
            <text:p>2527613</text:p>
          </table:table-cell>
          <table:table-cell table:number-columns-repeated="5"/>
          <table:table-cell office:value-type="float" office:value="1043492" calcext:value-type="float">
            <text:p>1043492</text:p>
          </table:table-cell>
          <table:table-cell/>
          <table:table-cell table:formula="of:=[.J85]/[.D85]" office:value-type="float" office:value="0.412836933502083" calcext:value-type="float">
            <text:p>0,4128369335</text:p>
          </table:table-cell>
          <table:table-cell table:number-columns-repeated="3"/>
          <table:table-cell office:value-type="float" office:value="1976214" calcext:value-type="float">
            <text:p>1976214</text:p>
          </table:table-cell>
          <table:table-cell table:formula="of:=[.P85]/[.D85]" office:value-type="float" office:value="0.781849911359057" calcext:value-type="float">
            <text:p>0,7818499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2545748" calcext:value-type="float">
            <text:p>2545748</text:p>
          </table:table-cell>
          <table:table-cell table:number-columns-repeated="5"/>
          <table:table-cell office:value-type="float" office:value="1070449" calcext:value-type="float">
            <text:p>1070449</text:p>
          </table:table-cell>
          <table:table-cell/>
          <table:table-cell table:formula="of:=[.J86]/[.D86]" office:value-type="float" office:value="0.420485059793821" calcext:value-type="float">
            <text:p>0,4204850598</text:p>
          </table:table-cell>
          <table:table-cell table:number-columns-repeated="3"/>
          <table:table-cell office:value-type="float" office:value="2155112" calcext:value-type="float">
            <text:p>2155112</text:p>
          </table:table-cell>
          <table:table-cell table:formula="of:=[.P86]/[.D86]" office:value-type="float" office:value="0.846553547326758" calcext:value-type="float">
            <text:p>0,8465535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673673" calcext:value-type="float">
            <text:p>2673673</text:p>
          </table:table-cell>
          <table:table-cell table:number-columns-repeated="5"/>
          <table:table-cell office:value-type="float" office:value="1070449" calcext:value-type="float">
            <text:p>1070449</text:p>
          </table:table-cell>
          <table:table-cell/>
          <table:table-cell table:formula="of:=[.J87]/[.D87]" office:value-type="float" office:value="0.400366462166465" calcext:value-type="float">
            <text:p>0,4003664622</text:p>
          </table:table-cell>
          <table:table-cell table:number-columns-repeated="3"/>
          <table:table-cell office:value-type="float" office:value="2366850" calcext:value-type="float">
            <text:p>2366850</text:p>
          </table:table-cell>
          <table:table-cell table:formula="of:=[.P87]/[.D87]" office:value-type="float" office:value="0.885242884975089" calcext:value-type="float">
            <text:p>0,885242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732488" calcext:value-type="float">
            <text:p>2732488</text:p>
          </table:table-cell>
          <table:table-cell table:number-columns-repeated="5"/>
          <table:table-cell office:value-type="float" office:value="1131226" calcext:value-type="float">
            <text:p>1131226</text:p>
          </table:table-cell>
          <table:table-cell/>
          <table:table-cell table:formula="of:=[.J88]/[.D88]" office:value-type="float" office:value="0.41399120508489" calcext:value-type="float">
            <text:p>0,4139912051</text:p>
          </table:table-cell>
          <table:table-cell table:number-columns-repeated="3"/>
          <table:table-cell office:value-type="float" office:value="2584468" calcext:value-type="float">
            <text:p>2584468</text:p>
          </table:table-cell>
          <table:table-cell table:formula="of:=[.P88]/[.D88]" office:value-type="float" office:value="0.945829588272666" calcext:value-type="float">
            <text:p>0,9458295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915307" calcext:value-type="float">
            <text:p>2915307</text:p>
          </table:table-cell>
          <table:table-cell table:number-columns-repeated="5"/>
          <table:table-cell office:value-type="float" office:value="1131226" calcext:value-type="float">
            <text:p>1131226</text:p>
          </table:table-cell>
          <table:table-cell/>
          <table:table-cell table:formula="of:=[.J89]/[.D89]" office:value-type="float" office:value="0.388029802693164" calcext:value-type="float">
            <text:p>0,3880298027</text:p>
          </table:table-cell>
          <table:table-cell table:number-columns-repeated="3"/>
          <table:table-cell office:value-type="float" office:value="2789833" calcext:value-type="float">
            <text:p>2789833</text:p>
          </table:table-cell>
          <table:table-cell table:formula="of:=[.P89]/[.D89]" office:value-type="float" office:value="0.956960278968904" calcext:value-type="float">
            <text:p>0,956960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3119693" calcext:value-type="float">
            <text:p>3119693</text:p>
          </table:table-cell>
          <table:table-cell table:number-columns-repeated="5"/>
          <table:table-cell office:value-type="float" office:value="1170436" calcext:value-type="float">
            <text:p>1170436</text:p>
          </table:table-cell>
          <table:table-cell/>
          <table:table-cell table:formula="of:=[.J90]/[.D90]" office:value-type="float" office:value="0.375176660011097" calcext:value-type="float">
            <text:p>0,37517666</text:p>
          </table:table-cell>
          <table:table-cell table:number-columns-repeated="3"/>
          <table:table-cell office:value-type="float" office:value="2848159" calcext:value-type="float">
            <text:p>2848159</text:p>
          </table:table-cell>
          <table:table-cell table:formula="of:=[.P90]/[.D90]" office:value-type="float" office:value="0.912961307410697" calcext:value-type="float">
            <text:p>0,9129613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3337802" calcext:value-type="float">
            <text:p>3337802</text:p>
          </table:table-cell>
          <table:table-cell table:number-columns-repeated="5"/>
          <table:table-cell office:value-type="float" office:value="1170436" calcext:value-type="float">
            <text:p>1170436</text:p>
          </table:table-cell>
          <table:table-cell/>
          <table:table-cell table:formula="of:=[.J91]/[.D91]" office:value-type="float" office:value="0.350660704259869" calcext:value-type="float">
            <text:p>0,3506607043</text:p>
          </table:table-cell>
          <table:table-cell table:number-columns-repeated="3"/>
          <table:table-cell office:value-type="float" office:value="2990297" calcext:value-type="float">
            <text:p>2990297</text:p>
          </table:table-cell>
          <table:table-cell table:formula="of:=[.P91]/[.D91]" office:value-type="float" office:value="0.895888072450073" calcext:value-type="float">
            <text:p>0,8958880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3501016" calcext:value-type="float">
            <text:p>3501016</text:p>
          </table:table-cell>
          <table:table-cell table:number-columns-repeated="5"/>
          <table:table-cell office:value-type="float" office:value="1191022" calcext:value-type="float">
            <text:p>1191022</text:p>
          </table:table-cell>
          <table:table-cell/>
          <table:table-cell table:formula="of:=[.J92]/[.D92]" office:value-type="float" office:value="0.340193246760369" calcext:value-type="float">
            <text:p>0,3401932468</text:p>
          </table:table-cell>
          <table:table-cell table:number-columns-repeated="3"/>
          <table:table-cell office:value-type="float" office:value="3171156" calcext:value-type="float">
            <text:p>3171156</text:p>
          </table:table-cell>
          <table:table-cell table:formula="of:=[.P92]/[.D92]" office:value-type="float" office:value="0.90578163595939" calcext:value-type="float">
            <text:p>0,905781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3721575" calcext:value-type="float">
            <text:p>3721575</text:p>
          </table:table-cell>
          <table:table-cell table:number-columns-repeated="5"/>
          <table:table-cell office:value-type="float" office:value="1191022" calcext:value-type="float">
            <text:p>1191022</text:p>
          </table:table-cell>
          <table:table-cell/>
          <table:table-cell table:formula="of:=[.J93]/[.D93]" office:value-type="float" office:value="0.32003170700577" calcext:value-type="float">
            <text:p>0,320031707</text:p>
          </table:table-cell>
          <table:table-cell table:number-columns-repeated="3"/>
          <table:table-cell office:value-type="float" office:value="3195173" calcext:value-type="float">
            <text:p>3195173</text:p>
          </table:table-cell>
          <table:table-cell table:formula="of:=[.P93]/[.D93]" office:value-type="float" office:value="0.858553972444462" calcext:value-type="float">
            <text:p>0,8585539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3831855" calcext:value-type="float">
            <text:p>3831855</text:p>
          </table:table-cell>
          <table:table-cell table:number-columns-repeated="5"/>
          <table:table-cell office:value-type="float" office:value="1345904" calcext:value-type="float">
            <text:p>1345904</text:p>
          </table:table-cell>
          <table:table-cell/>
          <table:table-cell table:formula="of:=[.J94]/[.D94]" office:value-type="float" office:value="0.351240848100985" calcext:value-type="float">
            <text:p>0,3512408481</text:p>
          </table:table-cell>
          <table:table-cell table:number-columns-repeated="3"/>
          <table:table-cell office:value-type="float" office:value="3274574" calcext:value-type="float">
            <text:p>3274574</text:p>
          </table:table-cell>
          <table:table-cell table:formula="of:=[.P94]/[.D94]" office:value-type="float" office:value="0.854566260988477" calcext:value-type="float">
            <text:p>0,854566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4033789" calcext:value-type="float">
            <text:p>4033789</text:p>
          </table:table-cell>
          <table:table-cell table:number-columns-repeated="5"/>
          <table:table-cell office:value-type="float" office:value="1345904" calcext:value-type="float">
            <text:p>1345904</text:p>
          </table:table-cell>
          <table:table-cell/>
          <table:table-cell table:formula="of:=[.J95]/[.D95]" office:value-type="float" office:value="0.333657511585261" calcext:value-type="float">
            <text:p>0,3336575116</text:p>
          </table:table-cell>
          <table:table-cell table:number-columns-repeated="3"/>
          <table:table-cell office:value-type="float" office:value="3469157" calcext:value-type="float">
            <text:p>3469157</text:p>
          </table:table-cell>
          <table:table-cell table:formula="of:=[.P95]/[.D95]" office:value-type="float" office:value="0.860024408812657" calcext:value-type="float">
            <text:p>0,8600244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4311694" calcext:value-type="float">
            <text:p>4311694</text:p>
          </table:table-cell>
          <table:table-cell table:number-columns-repeated="5"/>
          <table:table-cell office:value-type="float" office:value="1499315" calcext:value-type="float">
            <text:p>1499315</text:p>
          </table:table-cell>
          <table:table-cell/>
          <table:table-cell table:formula="of:=[.J96]/[.D96]" office:value-type="float" office:value="0.347732237027952" calcext:value-type="float">
            <text:p>0,347732237</text:p>
          </table:table-cell>
          <table:table-cell table:number-columns-repeated="3"/>
          <table:table-cell office:value-type="float" office:value="3522091" calcext:value-type="float">
            <text:p>3522091</text:p>
          </table:table-cell>
          <table:table-cell table:formula="of:=[.P96]/[.D96]" office:value-type="float" office:value="0.816869425334915" calcext:value-type="float">
            <text:p>0,8168694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4395997" calcext:value-type="float">
            <text:p>4395997</text:p>
          </table:table-cell>
          <table:table-cell table:number-columns-repeated="5"/>
          <table:table-cell office:value-type="float" office:value="1499315" calcext:value-type="float">
            <text:p>1499315</text:p>
          </table:table-cell>
          <table:table-cell/>
          <table:table-cell table:formula="of:=[.J97]/[.D97]" office:value-type="float" office:value="0.341063699543016" calcext:value-type="float">
            <text:p>0,3410636995</text:p>
          </table:table-cell>
          <table:table-cell table:number-columns-repeated="3"/>
          <table:table-cell office:value-type="float" office:value="3757845" calcext:value-type="float">
            <text:p>3757845</text:p>
          </table:table-cell>
          <table:table-cell table:formula="of:=[.P97]/[.D97]" office:value-type="float" office:value="0.854833385919053" calcext:value-type="float">
            <text:p>0,85483338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4527843" calcext:value-type="float">
            <text:p>4527843</text:p>
          </table:table-cell>
          <table:table-cell table:number-columns-repeated="5"/>
          <table:table-cell office:value-type="float" office:value="1568914" calcext:value-type="float">
            <text:p>1568914</text:p>
          </table:table-cell>
          <table:table-cell/>
          <table:table-cell table:formula="of:=[.J98]/[.D98]" office:value-type="float" office:value="0.346503622144142" calcext:value-type="float">
            <text:p>0,3465036221</text:p>
          </table:table-cell>
          <table:table-cell table:number-columns-repeated="3"/>
          <table:table-cell office:value-type="float" office:value="3847539" calcext:value-type="float">
            <text:p>3847539</text:p>
          </table:table-cell>
          <table:table-cell table:formula="of:=[.P98]/[.D98]" office:value-type="float" office:value="0.849750974139342" calcext:value-type="float">
            <text:p>0,84975097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4662139" calcext:value-type="float">
            <text:p>4662139</text:p>
          </table:table-cell>
          <table:table-cell table:number-columns-repeated="5"/>
          <table:table-cell office:value-type="float" office:value="1568914" calcext:value-type="float">
            <text:p>1568914</text:p>
          </table:table-cell>
          <table:table-cell/>
          <table:table-cell table:formula="of:=[.J99]/[.D99]" office:value-type="float" office:value="0.336522355940052" calcext:value-type="float">
            <text:p>0,3365223559</text:p>
          </table:table-cell>
          <table:table-cell table:number-columns-repeated="3"/>
          <table:table-cell office:value-type="float" office:value="3982815" calcext:value-type="float">
            <text:p>3982815</text:p>
          </table:table-cell>
          <table:table-cell table:formula="of:=[.P99]/[.D99]" office:value-type="float" office:value="0.854289200729536" calcext:value-type="float">
            <text:p>0,85428920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5168446" calcext:value-type="float">
            <text:p>5168446</text:p>
          </table:table-cell>
          <table:table-cell table:number-columns-repeated="5"/>
          <table:table-cell office:value-type="float" office:value="1825253" calcext:value-type="float">
            <text:p>1825253</text:p>
          </table:table-cell>
          <table:table-cell/>
          <table:table-cell table:formula="of:=[.J100]/[.D100]" office:value-type="float" office:value="0.353153152804537" calcext:value-type="float">
            <text:p>0,3531531528</text:p>
          </table:table-cell>
          <table:table-cell table:number-columns-repeated="3"/>
          <table:table-cell office:value-type="float" office:value="4272974" calcext:value-type="float">
            <text:p>4272974</text:p>
          </table:table-cell>
          <table:table-cell table:formula="of:=[.P100]/[.D100]" office:value-type="float" office:value="0.826742506354908" calcext:value-type="float">
            <text:p>0,826742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5764937" calcext:value-type="float">
            <text:p>5764937</text:p>
          </table:table-cell>
          <table:table-cell table:number-columns-repeated="5"/>
          <table:table-cell office:value-type="float" office:value="1825253" calcext:value-type="float">
            <text:p>1825253</text:p>
          </table:table-cell>
          <table:table-cell/>
          <table:table-cell table:formula="of:=[.J101]/[.D101]" office:value-type="float" office:value="0.316612826818402" calcext:value-type="float">
            <text:p>0,3166128268</text:p>
          </table:table-cell>
          <table:table-cell table:number-columns-repeated="3"/>
          <table:table-cell office:value-type="float" office:value="5225301" calcext:value-type="float">
            <text:p>5225301</text:p>
          </table:table-cell>
          <table:table-cell table:formula="of:=[.P101]/[.D101]" office:value-type="float" office:value="0.906393426328857" calcext:value-type="float">
            <text:p>0,9063934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6166846" calcext:value-type="float">
            <text:p>6166846</text:p>
          </table:table-cell>
          <table:table-cell table:number-columns-repeated="5"/>
          <table:table-cell office:value-type="float" office:value="2860412" calcext:value-type="float">
            <text:p>2860412</text:p>
          </table:table-cell>
          <table:table-cell/>
          <table:table-cell table:formula="of:=[.J102]/[.D102]" office:value-type="float" office:value="0.463837105710115" calcext:value-type="float">
            <text:p>0,4638371057</text:p>
          </table:table-cell>
          <table:table-cell table:number-columns-repeated="3"/>
          <table:table-cell office:value-type="float" office:value="5887960" calcext:value-type="float">
            <text:p>5887960</text:p>
          </table:table-cell>
          <table:table-cell table:formula="of:=[.P102]/[.D102]" office:value-type="float" office:value="0.954776558389816" calcext:value-type="float">
            <text:p>0,9547765584</text:p>
          </table:table-cell>
        </table:table-row>
      </table:table>
      <table:named-expressions/>
      <table:database-ranges>
        <table:database-range table:name="__Anonymous_Sheet_DB__0" table:target-range-address="Hoja1.I4:Hoja1.I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3:46:44.116527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2:23:02.267698901</meta:creation-date>
    <dc:date>2016-10-05T09:34:59.316442390</dc:date>
    <meta:editing-duration>PT9H53M29S</meta:editing-duration>
    <meta:editing-cycles>3</meta:editing-cycles>
    <meta:generator>LibreOffice/4.2.8.2$Linux_x86 LibreOffice_project/420m0$Build-2</meta:generator>
    <meta:document-statistic meta:table-count="1" meta:cell-count="647" meta:object-count="0"/>
  </office:meta>
</office:document-meta>
</file>